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4d45ed030" style:family="table" style:master-page-name="ta-mp-0x7f04d45ed030">
      <style:table-properties table:display="true" style:writing-mode="lr-tb"/>
    </style:style>
    <style:style style:name="ta-0x7f04d45ed220" style:family="table" style:master-page-name="ta-mp-0x7f04d45ed220">
      <style:table-properties table:display="true" style:writing-mode="lr-tb"/>
    </style:style>
    <style:style style:name="ta-0x7f04d45ed410" style:family="table" style:master-page-name="ta-mp-0x7f04d45ed410">
      <style:table-properties table:display="true" style:writing-mode="lr-tb"/>
    </style:style>
    <style:style style:name="ta-0x7f04d45ed600" style:family="table" style:master-page-name="ta-mp-0x7f04d45ed600">
      <style:table-properties table:display="true" style:writing-mode="lr-tb"/>
    </style:style>
    <style:style style:name="ta-0x7f04d45ed7f0" style:family="table" style:master-page-name="ta-mp-0x7f04d45ed7f0">
      <style:table-properties table:display="true" style:writing-mode="lr-tb"/>
    </style:style>
    <style:style style:name="ta-0x7f04d45ed9e0" style:family="table" style:master-page-name="ta-mp-0x7f04d45ed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4d461210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2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3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4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5a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d4612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f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8c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d46129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d9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6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8d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d4612a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d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1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b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2e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2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4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0fb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7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8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d46135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9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c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7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a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d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0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b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0c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3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8f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d46141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4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8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2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6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49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1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57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0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9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e04a12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6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9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4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7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b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d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0e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112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d46292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4e04a1e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22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25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1f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23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04e04a26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04d4607f5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04d469f4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04d46a78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04d46ad07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04d45ed030" table:print="false">
        <office:forms form:automatic-focus="false" form:apply-design-mode="false">
          <form:form/>
        </office:forms>
        <table:table-column table:default-cell-style-name="ACE-0x7f04d4611fe0" table:style-name="ACOL-1"/>
        <table:table-column table:style-name="ACOL-0" table:number-columns-repeated="127"/>
        <table:table-row table:style-name="AROW-0">
          <table:table-cell table:style-name="ACE-0x7f04d461210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04d4612230" table:content-validation-name="VAL-0x7f04d4607f5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04d4612358" table:content-validation-name="VAL-0x7f04d469f47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04d4612480" table:content-validation-name="VAL-0x7f04d46a7830" office:value-type="string">
            <text:p>deleteAddedCategory</text:p>
          </table:table-cell>
          <table:table-cell table:number-columns-repeated="127" table:style-name="Gnumeric-default"/>
        </table:table-row>
        <table:table-row table:style-name="AROW-0">
          <table:table-cell table:style-name="ACE-0x7f04d46125a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04d46126d0" table:content-validation-name="VAL-0x7f04d46ad07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04d45ed220" table:print="false">
        <office:forms form:automatic-focus="false" form:apply-design-mode="false">
          <form:form/>
        </office:forms>
        <table:table-column table:default-cell-style-name="ACE-0x7f04d46127f8" table:style-name="ACOL-3"/>
        <table:table-column table:default-cell-style-name="ACE-0x7f04d46127f8" table:style-name="ACOL-4"/>
        <table:table-column table:default-cell-style-name="ACE-0x7f04d46127f8" table:style-name="ACOL-5"/>
        <table:table-column table:default-cell-style-name="ACE-0x7f04d46127f8" table:style-name="ACOL-6"/>
        <table:table-column table:default-cell-style-name="ACE-0x7f04d46127f8" table:style-name="ACOL-7" table:number-columns-repeated="2"/>
        <table:table-column table:default-cell-style-name="ACE-0x7f04d46127f8" table:style-name="ACOL-8"/>
        <table:table-column table:default-cell-style-name="ACE-0x7f04d46127f8" table:style-name="ACOL-9"/>
        <table:table-column table:default-cell-style-name="ACE-0x7f04d4628d80" table:style-name="ACOL-0" table:number-columns-repeated="120"/>
        <table:table-row table:style-name="AROW-0">
          <table:table-cell table:style-name="ACE-0x7f04d4612920" office:value-type="string">
            <text:p>User Name</text:p>
          </table:table-cell>
          <table:table-cell table:style-name="ACE-0x7f04d4612a48" office:value-type="string">
            <text:p>Password</text:p>
          </table:table-cell>
          <table:table-cell table:style-name="ACE-0x7f04d4612a48" office:value-type="string">
            <text:p>Category Name</text:p>
          </table:table-cell>
          <table:table-cell table:style-name="ACE-0x7f04d4612b70" office:value-type="string">
            <text:p>Message</text:p>
          </table:table-cell>
          <table:table-cell table:number-columns-repeated="4" table:style-name="ACE-0x7f04d46127f8"/>
          <table:table-cell table:number-columns-repeated="120" table:style-name="ACE-0x7f04d4628d80"/>
        </table:table-row>
        <table:table-row table:style-name="AROW-0">
          <table:table-cell table:style-name="ACE-0x7f04d4611d90" office:value-type="string">
            <text:p>testshopclue@sc.com</text:p>
          </table:table-cell>
          <table:table-cell table:style-name="ACE-0x7f04d4612dc0" office:value-type="float" office:value="123456">
            <text:p>123456</text:p>
          </table:table-cell>
          <table:table-cell table:style-name="ACE-0x7f04d4612dc0" office:value-type="string">
            <text:p>Health is Wealth</text:p>
          </table:table-cell>
          <table:table-cell table:style-name="ACE-0x7f04d4612ee8" office:value-type="string">
            <text:p>The items were added successfully</text:p>
          </table:table-cell>
          <table:table-cell table:number-columns-repeated="4" table:style-name="ACE-0x7f04d46127f8"/>
          <table:table-cell table:number-columns-repeated="120" table:style-name="ACE-0x7f04d4628d80"/>
        </table:table-row>
        <table:table-row table:style-name="AROW-0">
          <table:table-cell table:style-name="ACE-0x7f04d46116a0" office:value-type="string">
            <text:p>testshopclue@sc.com</text:p>
          </table:table-cell>
          <table:table-cell table:style-name="ACE-0x7f04d4613138" office:value-type="float" office:value="123456">
            <text:p>123456</text:p>
          </table:table-cell>
          <table:table-cell table:style-name="ACE-0x7f04d4613138"/>
          <table:table-cell table:style-name="ACE-0x7f04d4613260"/>
          <table:table-cell table:number-columns-repeated="4" table:style-name="ACE-0x7f04d46127f8"/>
          <table:table-cell table:number-columns-repeated="120" table:style-name="ACE-0x7f04d4628d8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04d4628d8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04d45ed410" table:print="false">
        <office:forms form:automatic-focus="false" form:apply-design-mode="false">
          <form:form/>
        </office:forms>
        <table:table-column table:default-cell-style-name="ACE-0x7f04d4613388" table:style-name="ACOL-3"/>
        <table:table-column table:default-cell-style-name="ACE-0x7f04d4613388" table:style-name="ACOL-4"/>
        <table:table-column table:default-cell-style-name="ACE-0x7f04d4613388" table:style-name="ACOL-5"/>
        <table:table-column table:default-cell-style-name="ACE-0x7f04d4613388" table:style-name="ACOL-6"/>
        <table:table-column table:default-cell-style-name="ACE-0x7f04d4613388" table:style-name="ACOL-7" table:number-columns-repeated="2"/>
        <table:table-column table:default-cell-style-name="ACE-0x7f04d4613388" table:style-name="ACOL-8"/>
        <table:table-column table:default-cell-style-name="ACE-0x7f04d4613388" table:style-name="ACOL-9"/>
        <table:table-column table:default-cell-style-name="ACE-0x7f04d4628ea8" table:style-name="ACOL-0" table:number-columns-repeated="120"/>
        <table:table-row table:style-name="AROW-0">
          <table:table-cell table:style-name="ACE-0x7f04d46134b0" office:value-type="string">
            <text:p>User Name</text:p>
          </table:table-cell>
          <table:table-cell table:style-name="ACE-0x7f04d46135d8" office:value-type="string">
            <text:p>Password</text:p>
          </table:table-cell>
          <table:table-cell table:style-name="ACE-0x7f04d46135d8" office:value-type="string">
            <text:p>Category Name</text:p>
          </table:table-cell>
          <table:table-cell table:style-name="ACE-0x7f04d4613700" office:value-type="string">
            <text:p>Message</text:p>
          </table:table-cell>
          <table:table-cell table:number-columns-repeated="4" table:style-name="ACE-0x7f04d4613388"/>
          <table:table-cell table:number-columns-repeated="120" table:style-name="ACE-0x7f04d4628ea8"/>
        </table:table-row>
        <table:table-row table:style-name="AROW-0">
          <table:table-cell table:style-name="ACE-0x7f04d4610fb0" office:value-type="string">
            <text:p>testshopclue@sc.com</text:p>
          </table:table-cell>
          <table:table-cell table:style-name="ACE-0x7f04d4613950" office:value-type="float" office:value="123456">
            <text:p>123456</text:p>
          </table:table-cell>
          <table:table-cell table:style-name="ACE-0x7f04d4613950" office:value-type="string">
            <text:p>Health is Wealth</text:p>
          </table:table-cell>
          <table:table-cell table:style-name="ACE-0x7f04d4613a78" office:value-type="string">
            <text:p>The items were added successfully</text:p>
          </table:table-cell>
          <table:table-cell table:number-columns-repeated="4" table:style-name="ACE-0x7f04d4613388"/>
          <table:table-cell table:number-columns-repeated="120" table:style-name="ACE-0x7f04d4628ea8"/>
        </table:table-row>
        <table:table-row table:style-name="AROW-0">
          <table:table-cell table:style-name="ACE-0x7f04d46117c8" office:value-type="string">
            <text:p>testshopclue@sc.com</text:p>
          </table:table-cell>
          <table:table-cell table:style-name="ACE-0x7f04d4613cc8" office:value-type="float" office:value="123456">
            <text:p>123456</text:p>
          </table:table-cell>
          <table:table-cell table:style-name="ACE-0x7f04d4613cc8"/>
          <table:table-cell table:style-name="ACE-0x7f04d4613df0"/>
          <table:table-cell table:number-columns-repeated="4" table:style-name="ACE-0x7f04d4613388"/>
          <table:table-cell table:number-columns-repeated="120" table:style-name="ACE-0x7f04d4628e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04d4628ea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04d45ed600" table:print="false">
        <office:forms form:automatic-focus="false" form:apply-design-mode="false">
          <form:form/>
        </office:forms>
        <table:table-column table:default-cell-style-name="ACE-0x7f04d4613f18" table:style-name="ACOL-3"/>
        <table:table-column table:default-cell-style-name="ACE-0x7f04d4613f18" table:style-name="ACOL-4"/>
        <table:table-column table:default-cell-style-name="ACE-0x7f04d4613f18" table:style-name="ACOL-5"/>
        <table:table-column table:default-cell-style-name="ACE-0x7f04d4613f18" table:style-name="ACOL-6"/>
        <table:table-column table:default-cell-style-name="ACE-0x7f04d4613f18" table:style-name="ACOL-7" table:number-columns-repeated="2"/>
        <table:table-column table:default-cell-style-name="ACE-0x7f04d4613f18" table:style-name="ACOL-8"/>
        <table:table-column table:default-cell-style-name="ACE-0x7f04d4613f18" table:style-name="ACOL-9"/>
        <table:table-column table:default-cell-style-name="ACE-0x7f04d4628fd0" table:style-name="ACOL-0" table:number-columns-repeated="120"/>
        <table:table-row table:style-name="AROW-0">
          <table:table-cell table:style-name="ACE-0x7f04d4614040" office:value-type="string">
            <text:p>User Name</text:p>
          </table:table-cell>
          <table:table-cell table:style-name="ACE-0x7f04d4614168" office:value-type="string">
            <text:p>Password</text:p>
          </table:table-cell>
          <table:table-cell table:style-name="ACE-0x7f04d4614168" office:value-type="string">
            <text:p>Category Name</text:p>
          </table:table-cell>
          <table:table-cell table:style-name="ACE-0x7f04d4614290" office:value-type="string">
            <text:p>Message</text:p>
          </table:table-cell>
          <table:table-cell table:number-columns-repeated="4" table:style-name="ACE-0x7f04d4613f18"/>
          <table:table-cell table:number-columns-repeated="120" table:style-name="ACE-0x7f04d4628fd0"/>
        </table:table-row>
        <table:table-row table:style-name="AROW-0">
          <table:table-cell table:style-name="ACE-0x7f04d4611b40" office:value-type="string">
            <text:p>testshopclue@sc.com</text:p>
          </table:table-cell>
          <table:table-cell table:style-name="ACE-0x7f04d46144e0" office:value-type="float" office:value="123456">
            <text:p>123456</text:p>
          </table:table-cell>
          <table:table-cell table:style-name="ACE-0x7f04d46144e0" office:value-type="string">
            <text:p>Health is Wealth</text:p>
          </table:table-cell>
          <table:table-cell table:style-name="ACE-0x7f04d4614608" office:value-type="string">
            <text:p>The items were added successfully</text:p>
          </table:table-cell>
          <table:table-cell table:number-columns-repeated="4" table:style-name="ACE-0x7f04d4613f18"/>
          <table:table-cell table:number-columns-repeated="120" table:style-name="ACE-0x7f04d4628fd0"/>
        </table:table-row>
        <table:table-row table:style-name="AROW-0">
          <table:table-cell table:style-name="ACE-0x7f04d4610c38" office:value-type="string">
            <text:p>testshopclue@sc.com</text:p>
          </table:table-cell>
          <table:table-cell table:style-name="ACE-0x7f04d4614858" office:value-type="float" office:value="123456">
            <text:p>123456</text:p>
          </table:table-cell>
          <table:table-cell table:style-name="ACE-0x7f04d4614858"/>
          <table:table-cell table:style-name="ACE-0x7f04d4614980"/>
          <table:table-cell table:number-columns-repeated="4" table:style-name="ACE-0x7f04d4613f18"/>
          <table:table-cell table:number-columns-repeated="120" table:style-name="ACE-0x7f04d4628f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04d4628fd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04d45ed7f0" table:print="false">
        <office:forms form:automatic-focus="false" form:apply-design-mode="false">
          <form:form/>
        </office:forms>
        <table:table-column table:default-cell-style-name="ACE-0x7f04e04a10a8" table:style-name="ACOL-3"/>
        <table:table-column table:default-cell-style-name="ACE-0x7f04e04a10a8" table:style-name="ACOL-4"/>
        <table:table-column table:default-cell-style-name="ACE-0x7f04e04a10a8" table:style-name="ACOL-5"/>
        <table:table-column table:default-cell-style-name="ACE-0x7f04e04a10a8" table:style-name="ACOL-6"/>
        <table:table-column table:default-cell-style-name="ACE-0x7f04e04a10a8" table:style-name="ACOL-7" table:number-columns-repeated="2"/>
        <table:table-column table:default-cell-style-name="ACE-0x7f04e04a10a8" table:style-name="ACOL-8"/>
        <table:table-column table:default-cell-style-name="ACE-0x7f04e04a10a8" table:style-name="ACOL-9"/>
        <table:table-column table:default-cell-style-name="ACE-0x7f04d46290f8" table:style-name="ACOL-0" table:number-columns-repeated="120"/>
        <table:table-row table:style-name="AROW-0">
          <table:table-cell table:style-name="ACE-0x7f04e04a11d0" office:value-type="string">
            <text:p>User Name</text:p>
          </table:table-cell>
          <table:table-cell table:style-name="ACE-0x7f04e04a12f8" office:value-type="string">
            <text:p>Password</text:p>
          </table:table-cell>
          <table:table-cell table:style-name="ACE-0x7f04e04a12f8" office:value-type="string">
            <text:p>Category Name</text:p>
          </table:table-cell>
          <table:table-cell table:style-name="ACE-0x7f04e04a1420" office:value-type="string">
            <text:p>Message</text:p>
          </table:table-cell>
          <table:table-cell table:number-columns-repeated="4" table:style-name="ACE-0x7f04e04a10a8"/>
          <table:table-cell table:number-columns-repeated="120" table:style-name="ACE-0x7f04d46290f8"/>
        </table:table-row>
        <table:table-row table:style-name="AROW-0">
          <table:table-cell table:style-name="ACE-0x7f04d4611578" office:value-type="string">
            <text:p>testshopclue@sc.com</text:p>
          </table:table-cell>
          <table:table-cell table:style-name="ACE-0x7f04e04a1670" office:value-type="float" office:value="123456">
            <text:p>123456</text:p>
          </table:table-cell>
          <table:table-cell table:style-name="ACE-0x7f04e04a1670" office:value-type="string">
            <text:p>Health is Wealth</text:p>
          </table:table-cell>
          <table:table-cell table:style-name="ACE-0x7f04e04a1798" office:value-type="string">
            <text:p>The items were added successfully</text:p>
          </table:table-cell>
          <table:table-cell table:number-columns-repeated="4" table:style-name="ACE-0x7f04e04a10a8"/>
          <table:table-cell table:number-columns-repeated="120" table:style-name="ACE-0x7f04d46290f8"/>
        </table:table-row>
        <table:table-row table:style-name="AROW-0">
          <table:table-cell table:style-name="ACE-0x7f04d46110d8" office:value-type="string">
            <text:p>testshopclue@sc.com</text:p>
          </table:table-cell>
          <table:table-cell table:style-name="ACE-0x7f04e04a19e8" office:value-type="float" office:value="123456">
            <text:p>123456</text:p>
          </table:table-cell>
          <table:table-cell table:style-name="ACE-0x7f04e04a19e8"/>
          <table:table-cell table:style-name="ACE-0x7f04e04a1b10"/>
          <table:table-cell table:number-columns-repeated="4" table:style-name="ACE-0x7f04e04a10a8"/>
          <table:table-cell table:number-columns-repeated="120" table:style-name="ACE-0x7f04d46290f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04d46290f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04d45ed9e0" table:print="false">
        <office:forms form:automatic-focus="false" form:apply-design-mode="false">
          <form:form/>
        </office:forms>
        <table:table-column table:default-cell-style-name="ACE-0x7f04e04a1c38" table:style-name="ACOL-3"/>
        <table:table-column table:default-cell-style-name="ACE-0x7f04e04a1c38" table:style-name="ACOL-4"/>
        <table:table-column table:default-cell-style-name="ACE-0x7f04e04a1c38" table:style-name="ACOL-5"/>
        <table:table-column table:default-cell-style-name="ACE-0x7f04e04a1c38" table:style-name="ACOL-6"/>
        <table:table-column table:default-cell-style-name="ACE-0x7f04e04a1c38" table:style-name="ACOL-7" table:number-columns-repeated="2"/>
        <table:table-column table:default-cell-style-name="ACE-0x7f04e04a1c38" table:style-name="ACOL-8"/>
        <table:table-column table:default-cell-style-name="ACE-0x7f04e04a1c38" table:style-name="ACOL-9"/>
        <table:table-column table:default-cell-style-name="ACE-0x7f04d4629220" table:style-name="ACOL-0" table:number-columns-repeated="120"/>
        <table:table-row table:style-name="AROW-0">
          <table:table-cell table:style-name="ACE-0x7f04e04a1d60" office:value-type="string">
            <text:p>User Name</text:p>
          </table:table-cell>
          <table:table-cell table:style-name="ACE-0x7f04e04a1e88" office:value-type="string">
            <text:p>Password</text:p>
          </table:table-cell>
          <table:table-cell table:style-name="ACE-0x7f04e04a1e88" office:value-type="string">
            <text:p>Category Name</text:p>
          </table:table-cell>
          <table:table-cell table:style-name="ACE-0x7f04e04a1fb0" office:value-type="string">
            <text:p>Message</text:p>
          </table:table-cell>
          <table:table-cell table:number-columns-repeated="4" table:style-name="ACE-0x7f04e04a1c38"/>
          <table:table-cell table:number-columns-repeated="120" table:style-name="ACE-0x7f04d4629220"/>
        </table:table-row>
        <table:table-row table:style-name="AROW-0">
          <table:table-cell table:style-name="ACE-0x7f04d4610e88" office:value-type="string">
            <text:p>testshopclue@sc.com</text:p>
          </table:table-cell>
          <table:table-cell table:style-name="ACE-0x7f04e04a2200" office:value-type="float" office:value="123456">
            <text:p>123456</text:p>
          </table:table-cell>
          <table:table-cell table:style-name="ACE-0x7f04e04a2200" office:value-type="string">
            <text:p>Health is Wealth</text:p>
          </table:table-cell>
          <table:table-cell table:style-name="ACE-0x7f04e04a2328" office:value-type="string">
            <text:p>The items were added successfully</text:p>
          </table:table-cell>
          <table:table-cell table:number-columns-repeated="4" table:style-name="ACE-0x7f04e04a1c38"/>
          <table:table-cell table:number-columns-repeated="120" table:style-name="ACE-0x7f04d4629220"/>
        </table:table-row>
        <table:table-row table:style-name="AROW-0">
          <table:table-cell table:style-name="ACE-0x7f04d4611200" office:value-type="string">
            <text:p>testshopclue@sc.com</text:p>
          </table:table-cell>
          <table:table-cell table:style-name="ACE-0x7f04e04a2578" office:value-type="float" office:value="123456">
            <text:p>123456</text:p>
          </table:table-cell>
          <table:table-cell table:style-name="ACE-0x7f04e04a2578"/>
          <table:table-cell table:style-name="ACE-0x7f04e04a26a0"/>
          <table:table-cell table:number-columns-repeated="4" table:style-name="ACE-0x7f04e04a1c38"/>
          <table:table-cell table:number-columns-repeated="120" table:style-name="ACE-0x7f04d462922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04d462922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04d45c85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d4601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d45c9c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dd33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dd2f8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4dd464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4d45ed030" style:display-name="TestCase" style:page-layout-name="pl-0x7f04d45c85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d45ed220" style:display-name="AQA1_TestData" style:page-layout-name="pl-0x7f04d4601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d45ed410" style:display-name="AQA2_TestData" style:page-layout-name="pl-0x7f04d45c9c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d45ed600" style:display-name="AQA3_TestData" style:page-layout-name="pl-0x7f04dd33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d45ed7f0" style:display-name="AQA4_TestData" style:page-layout-name="pl-0x7f04dd2f8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4d45ed9e0" style:display-name="AQA5_TestData" style:page-layout-name="pl-0x7f04dd464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9:25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